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.035cm" svg:stroke-color="#ff0000" draw:marker-start-width="0.252cm" draw:marker-end-width="0.252cm" draw:fill="solid" draw:fill-color="#808080"/>
    </style:style>
    <style:style style:name="gr20" style:family="graphic" style:parent-style-name="standard">
      <style:graphic-properties draw:stroke="solid" svg:stroke-width="0.035cm" svg:stroke-color="#ff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solid" draw:fill-color="#808080"/>
      <style:text-properties style:font-name="Liberation Serif" fo:font-size="6pt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1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79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3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3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3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3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3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4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4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5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12" draw:layer="layout" svg:width="0.109cm" svg:height="0.109cm" svg:x="9.853cm" svg:y="2.4cm" svg:viewBox="0 0 110 110" svg:d="M0 110l110-110zM0 0l110 110z">
          <text:p/>
        </draw:path>
        <draw:path draw:style-name="gr20" draw:text-style-name="P5" draw:layer="layout" svg:width="0.109cm" svg:height="0.109cm" svg:x="9.853cm" svg:y="2.4cm" svg:viewBox="0 0 110 110" svg:d="M0 110l110-110M0 0l110 110">
          <text:p/>
        </draw:path>
        <draw:path draw:style-name="gr19" draw:text-style-name="P12" draw:layer="layout" svg:width="0.109cm" svg:height="0.109cm" svg:x="6.4cm" svg:y="2.4cm" svg:viewBox="0 0 110 110" svg:d="M0 110l110-110zM0 0l110 110z">
          <text:p/>
        </draw:path>
        <draw:path draw:style-name="gr20" draw:text-style-name="P5" draw:layer="layout" svg:width="0.109cm" svg:height="0.109cm" svg:x="6.4cm" svg:y="2.4cm" svg:viewBox="0 0 110 110" svg:d="M0 110l110-110M0 0l110 110">
          <text:p/>
        </draw:path>
        <draw:path draw:style-name="gr19" draw:text-style-name="P12" draw:layer="layout" svg:width="0.109cm" svg:height="0.109cm" svg:x="8.866cm" svg:y="3.359cm" svg:viewBox="0 0 110 110" svg:d="M0 110l110-110zM0 0l110 110z">
          <text:p/>
        </draw:path>
        <draw:path draw:style-name="gr20" draw:text-style-name="P5" draw:layer="layout" svg:width="0.109cm" svg:height="0.109cm" svg:x="8.866cm" svg:y="3.359cm" svg:viewBox="0 0 110 110" svg:d="M0 110l110-110M0 0l110 110">
          <text:p/>
        </draw:path>
        <draw:path draw:style-name="gr19" draw:text-style-name="P12" draw:layer="layout" svg:width="0.109cm" svg:height="0.108cm" svg:x="6.4cm" svg:y="5.759cm" svg:viewBox="0 0 110 109" svg:d="M0 109l110-109zM0 0l110 109z">
          <text:p/>
        </draw:path>
        <draw:path draw:style-name="gr20" draw:text-style-name="P5" draw:layer="layout" svg:width="0.109cm" svg:height="0.108cm" svg:x="6.4cm" svg:y="5.759cm" svg:viewBox="0 0 110 109" svg:d="M0 109l110-109M0 0l110 109">
          <text:p/>
        </draw:path>
        <draw:path draw:style-name="gr19" draw:text-style-name="P12" draw:layer="layout" svg:width="0.109cm" svg:height="0.109cm" svg:x="10.346cm" svg:y="3.839cm" svg:viewBox="0 0 110 110" svg:d="M0 110l110-110zM0 0l110 110z">
          <text:p/>
        </draw:path>
        <draw:path draw:style-name="gr20" draw:text-style-name="P5" draw:layer="layout" svg:width="0.109cm" svg:height="0.109cm" svg:x="10.346cm" svg:y="3.839cm" svg:viewBox="0 0 110 110" svg:d="M0 110l110-110M0 0l110 110">
          <text:p/>
        </draw:path>
        <draw:path draw:style-name="gr19" draw:text-style-name="P12" draw:layer="layout" svg:width="0.109cm" svg:height="0.108cm" svg:x="9.853cm" svg:y="5.759cm" svg:viewBox="0 0 110 109" svg:d="M0 109l110-109zM0 0l110 109z">
          <text:p/>
        </draw:path>
        <draw:path draw:style-name="gr20" draw:text-style-name="P5" draw:layer="layout" svg:width="0.109cm" svg:height="0.108cm" svg:x="9.853cm" svg:y="5.759cm" svg:viewBox="0 0 110 109" svg:d="M0 109l110-109M0 0l110 109">
          <text:p/>
        </draw:path>
        <draw:path draw:style-name="gr19" draw:text-style-name="P12" draw:layer="layout" svg:width="0.109cm" svg:height="0.108cm" svg:x="7.386cm" svg:y="4.799cm" svg:viewBox="0 0 110 109" svg:d="M0 109l110-109zM0 0l110 109z">
          <text:p/>
        </draw:path>
        <draw:path draw:style-name="gr20" draw:text-style-name="P5" draw:layer="layout" svg:width="0.109cm" svg:height="0.108cm" svg:x="7.386cm" svg:y="4.799cm" svg:viewBox="0 0 110 109" svg:d="M0 109l110-109M0 0l110 109">
          <text:p/>
        </draw:path>
        <draw:path draw:style-name="gr19" draw:text-style-name="P12" draw:layer="layout" svg:width="0.109cm" svg:height="0.109cm" svg:x="7.88cm" svg:y="1.92cm" svg:viewBox="0 0 110 110" svg:d="M0 110l110-110zM0 0l110 110z">
          <text:p/>
        </draw:path>
        <draw:path draw:style-name="gr20" draw:text-style-name="P5" draw:layer="layout" svg:width="0.109cm" svg:height="0.109cm" svg:x="7.88cm" svg:y="1.92cm" svg:viewBox="0 0 110 110" svg:d="M0 110l110-110M0 0l110 110">
          <text:p/>
        </draw:path>
        <draw:path draw:style-name="gr19" draw:text-style-name="P12" draw:layer="layout" svg:width="0.109cm" svg:height="0.108cm" svg:x="8.866cm" svg:y="4.799cm" svg:viewBox="0 0 110 109" svg:d="M0 109l110-109zM0 0l110 109z">
          <text:p/>
        </draw:path>
        <draw:path draw:style-name="gr20" draw:text-style-name="P5" draw:layer="layout" svg:width="0.109cm" svg:height="0.108cm" svg:x="8.866cm" svg:y="4.799cm" svg:viewBox="0 0 110 109" svg:d="M0 109l110-109M0 0l110 109">
          <text:p/>
        </draw:path>
        <draw:path draw:style-name="gr19" draw:text-style-name="P12" draw:layer="layout" svg:width="0.109cm" svg:height="0.109cm" svg:x="5.906cm" svg:y="4.319cm" svg:viewBox="0 0 110 110" svg:d="M0 110l110-110zM0 0l110 110z">
          <text:p/>
        </draw:path>
        <draw:path draw:style-name="gr20" draw:text-style-name="P5" draw:layer="layout" svg:width="0.109cm" svg:height="0.109cm" svg:x="5.906cm" svg:y="4.319cm" svg:viewBox="0 0 110 110" svg:d="M0 110l110-110M0 0l110 110">
          <text:p/>
        </draw:path>
        <draw:path draw:style-name="gr19" draw:text-style-name="P12" draw:layer="layout" svg:width="0.109cm" svg:height="0.109cm" svg:x="7.386cm" svg:y="3.359cm" svg:viewBox="0 0 110 110" svg:d="M0 110l110-110zM0 0l110 110z">
          <text:p/>
        </draw:path>
        <draw:path draw:style-name="gr20" draw:text-style-name="P5" draw:layer="layout" svg:width="0.109cm" svg:height="0.109cm" svg:x="7.386cm" svg:y="3.359cm" svg:viewBox="0 0 110 110" svg:d="M0 110l110-110M0 0l110 110">
          <text:p/>
        </draw:path>
        <draw:path draw:style-name="gr19" draw:text-style-name="P12" draw:layer="layout" svg:width="0.109cm" svg:height="0.108cm" svg:x="8.373cm" svg:y="6.239cm" svg:viewBox="0 0 110 109" svg:d="M0 109l110-109zM0 0l110 109z">
          <text:p/>
        </draw:path>
        <draw:path draw:style-name="gr20" draw:text-style-name="P5" draw:layer="layout" svg:width="0.109cm" svg:height="0.108cm" svg:x="8.373cm" svg:y="6.239cm" svg:viewBox="0 0 110 109" svg:d="M0 109l110-109M0 0l110 109">
          <text:p/>
        </draw:path>
        <draw:frame draw:style-name="gr21" draw:text-style-name="P13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0:36.823466284</dc:date>
    <meta:editing-duration>PT4H57M36S</meta:editing-duration>
    <meta:editing-cycles>88</meta:editing-cycles>
    <meta:document-statistic meta:object-count="69"/>
  </office:meta>
</office:document-meta>
</file>